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1pt" style:font-size-asian="11pt" style:font-size-complex="11pt"/>
    </style:style>
    <style:style style:name="P2" style:family="paragraph" style:parent-style-name="Standard">
      <style:paragraph-properties fo:line-height="115%"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margin-left="1.5in" fo:margin-right="0in" fo:line-height="115%" fo:text-indent="0in" style:auto-text-indent="false"/>
      <style:text-properties fo:font-size="11pt" style:font-size-asian="11pt" style:font-size-complex="11pt"/>
    </style:style>
    <style:style style:name="P4" style:family="paragraph" style:parent-style-name="Standard" style:master-page-name="Standard">
      <style:paragraph-properties fo:line-height="115%" fo:text-align="center" style:justify-single-word="false" style:page-number="auto"/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 fo:text-align="center" style:justify-single-word="false"/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DY TWITCHELL</text:p>
      <text:p text:style-name="P2">YellingAtFish@gmail.com</text:p>
      <text:p text:style-name="P2"/>
      <text:p text:style-name="P1"/>
      <text:p text:style-name="P1">Objective: <text:s/>To work for a company that provides a good work environment, long term employment and advancement opportunities. </text:p>
      <text:p text:style-name="P1"/>
      <text:p text:style-name="P1">Relevant Experience: Currently taking a Web Programming &amp; Development class at Mountainland Applied Technology College. </text:p>
      <text:p text:style-name="P1"/>
      <text:p text:style-name="P1">I am a hard worker and do not quit until the job is done and I am willing to do what it takes to earn this position if given an opportunity. <text:s/></text:p>
      <text:p text:style-name="P1"/>
      <text:p text:style-name="P1">Job Experience:</text:p>
      <text:p text:style-name="P1"/>
      <text:p text:style-name="P1">2014 to present:<text:tab/>Legacy Drafting &amp; Design<text:tab/>Orem, Utah</text:p>
      <text:p text:style-name="P2"><text:tab/><text:tab/><text:tab/>Duties entail meeting with clients, follow up with them to review and <text:tab/><text:tab/> <text:s text:c="11"/>make any necessary adjustments, drafting and designing homes and</text:p>
      <text:p text:style-name="P1"><text:tab/><text:tab/><text:tab/>remodels through Auto CAD.</text:p>
      <text:p text:style-name="P1"/>
      <text:p text:style-name="P1">2013-2014: <text:s/><text:tab/><text:tab/>Magnum Manufacturing<text:tab/>Pleasant Grove, Utah</text:p>
      <text:p text:style-name="P1"><text:tab/><text:tab/><text:tab/>Duties entailed running the steel saw, bending press, rebar sheer,</text:p>
      <text:p text:style-name="P1"><text:tab/><text:tab/><text:tab/>sheer press, forklift and overhead crane.</text:p>
      <text:p text:style-name="P1"/>
      <text:p text:style-name="P1">2012-2013<text:tab/><text:tab/>BMC West <text:s text:c="5"/>Orem, Utah</text:p>
      <text:p text:style-name="P1"><text:tab/><text:tab/><text:tab/>Duties entailed building doors, running circular saw,</text:p>
      <text:p text:style-name="P1"/>
      <text:p text:style-name="P1">2011-2012<text:tab/><text:tab/>American Preferred Title Insurance Agency – Orem Office</text:p>
      <text:p text:style-name="P1"><text:tab/><text:tab/><text:tab/>Duties entailed data entry, answering phones, customer service,</text:p>
      <text:p text:style-name="P1"><text:tab/><text:tab/><text:tab/>Filing.</text:p>
      <text:p text:style-name="P1"/>
      <text:p text:style-name="P1">Summer 2009<text:tab/><text:tab/>Board of Provo<text:tab/> <text:s text:c="5"/>Retail Sales</text:p>
      <text:p text:style-name="P3">Duties entailed selling product, working the cash register, helping customers, and stocking product</text:p>
      <text:p text:style-name="P1"/>
      <text:p text:style-name="P1">Accomplishments: <text:s text:c="8"/>Eagle Scout</text:p>
      <text:p text:style-name="P1"><text:tab/><text:tab/> <text:s text:c="14"/>Sponsored member of competitive skate board team for four years</text:p>
      <text:p text:style-name="P1"><text:tab/><text:tab/> <text:s text:c="14"/>Certified Community Emergency Response Team member</text:p>
      <text:p text:style-name="P1"><text:s text:c="47"/>Special Olympics volunt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alibri" fo:font-size="12pt" fo:language="en" fo:country="US" style:font-name-asian="Calibri" style:font-size-asian="12pt" style:language-asian="en" style:country-asian="US" style:font-name-complex="Calibr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5-12-01T10:09:03.13</dc:date>
    <meta:generator>OpenOffice/4.1.1$Win32 OpenOffice.org_project/411m6$Build-9775</meta:generator>
    <meta:document-statistic meta:table-count="0" meta:image-count="0" meta:object-count="0" meta:page-count="1" meta:paragraph-count="23" meta:word-count="197" meta:character-count="1472"/>
    <meta:editing-duration>PT1M5S</meta:editing-duration>
    <meta:editing-cycles>1</meta:editing-cycles>
  </office:meta>
</office:document-meta>
</file>